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27.221cm" svg:y="0.55cm">
            <draw:object draw:notify-on-update-of-ranges="Planilha1.C9:Planilha1.C9 Planilha1.C10:Planilha1.C32 Planilha1.D9:Planilha1.D9 Planilha1.D10:Planilha1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v (J/kgK)</text:p>
          </table:table-cell>
          <table:table-cell office:value-type="float" office:value="376.8" calcext:value-type="float">
            <text:p>376,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https://www.engineersedge.com/materials/specific_heat_capacity_of_metals_13259.h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 (kg)</text:p>
          </table:table-cell>
          <table:table-cell table:formula="of:=[.B3]*[.B4]" office:value-type="float" office:value="0.486336" calcext:value-type="float">
            <text:p>0,4863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sidade (kg/m³)</text:p>
          </table:table-cell>
          <table:table-cell office:value-type="float" office:value="8940" calcext:value-type="float">
            <text:p>89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https://www.engineeringtoolbox.com/metal-alloys-densities-d_50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(m³)</text:p>
          </table:table-cell>
          <table:table-cell table:style-name="ce1" office:value-type="float" office:value="0.0000544" calcext:value-type="float">
            <text:p>5,44E-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 (m²)</text:p>
          </table:table-cell>
          <table:table-cell table:style-name="ce1" office:value-type="float" office:value="0.00694" calcext:value-type="float">
            <text:p>6,94E-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 (W/m²K)</text:p>
          </table:table-cell>
          <table:table-cell office:value-type="float" office:value="660.650126184144" calcext:value-type="float">
            <text:p>660,650126184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nf (ºC)</text:p>
          </table:table-cell>
          <table:table-cell table:formula="of:=332-273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Ts (ºC)</text:p>
          </table:table-cell>
          <table:table-cell office:value-type="string" calcext:value-type="string">
            <text:p>ln (Ts-Tinf/Ts0-Tinf)</text:p>
          </table:table-cell>
          <table:table-cell office:value-type="string" calcext:value-type="string">
            <text:p>-hAt/mCv</text:p>
          </table:table-cell>
          <table:table-cell office:value-type="string" calcext:value-type="string">
            <text:p>diff²</text:p>
          </table:table-cell>
          <table:table-cell office:value-type="string" calcext:value-type="string">
            <text:p>-At/mCv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LN(([.B10]-[.$B$7])/([.$B$10]-[.$B$7]))" office:value-type="float" office:value="0" calcext:value-type="float">
            <text:p>0</text:p>
          </table:table-cell>
          <table:table-cell table:formula="of:=-[.$B$6]*[.$B$5]*[.A10]/([.$B$2]*[.$B$1])" office:value-type="float" office:value="-0" calcext:value-type="float">
            <text:p>0</text:p>
          </table:table-cell>
          <table:table-cell table:formula="of:=([.C10]-[.D10])^2" office:value-type="float" office:value="0" calcext:value-type="float">
            <text:p>0</text:p>
          </table:table-cell>
          <table:table-cell table:formula="of:=-[.$B$5]*[.A10]/([.$B$2]*[.$B$1])" office:value-type="float" office:value="-0" calcext:value-type="float">
            <text:p>0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LN(([.B11]-[.$B$7])/([.$B$10]-[.$B$7]))" office:value-type="float" office:value="-0.0246926125903715" calcext:value-type="float">
            <text:p>-0,0246926125903715</text:p>
          </table:table-cell>
          <table:table-cell table:formula="of:=-[.$B$6]*[.$B$5]*[.A11]/([.$B$2]*[.$B$1])" office:value-type="float" office:value="-0.12509895574121" calcext:value-type="float">
            <text:p>-0,12509895574121</text:p>
          </table:table-cell>
          <table:table-cell table:formula="of:=([.C11]-[.D11])^2" office:value-type="float" office:value="0.010081433744924" calcext:value-type="float">
            <text:p>0,010081433744924</text:p>
          </table:table-cell>
          <table:table-cell table:formula="of:=-[.$B$5]*[.A11]/([.$B$2]*[.$B$1])" office:value-type="float" office:value="-0.000189357347835186" calcext:value-type="float">
            <text:p>-0,00018935734783518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LN(([.B12]-[.$B$7])/([.$B$10]-[.$B$7]))" office:value-type="float" office:value="-0.130053128248198" calcext:value-type="float">
            <text:p>-0,130053128248198</text:p>
          </table:table-cell>
          <table:table-cell table:formula="of:=-[.$B$6]*[.$B$5]*[.A12]/([.$B$2]*[.$B$1])" office:value-type="float" office:value="-0.25019791148242" calcext:value-type="float">
            <text:p>-0,25019791148242</text:p>
          </table:table-cell>
          <table:table-cell table:formula="of:=([.C12]-[.D12])^2" office:value-type="float" office:value="0.0144347689383983" calcext:value-type="float">
            <text:p>0,0144347689383983</text:p>
          </table:table-cell>
          <table:table-cell table:formula="of:=-[.$B$5]*[.A12]/([.$B$2]*[.$B$1])" office:value-type="float" office:value="-0.000378714695670371" calcext:value-type="float">
            <text:p>-0,000378714695670371</text:p>
          </table:table-cell>
          <table:table-cell/>
          <table:table-cell office:value-type="string" calcext:value-type="string">
            <text:p>Saída bruta do PROJ.LIN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LN(([.B13]-[.$B$7])/([.$B$10]-[.$B$7]))" office:value-type="float" office:value="-0.279584862219162" calcext:value-type="float">
            <text:p>-0,279584862219162</text:p>
          </table:table-cell>
          <table:table-cell table:formula="of:=-[.$B$6]*[.$B$5]*[.A13]/([.$B$2]*[.$B$1])" office:value-type="float" office:value="-0.375296867223631" calcext:value-type="float">
            <text:p>-0,375296867223631</text:p>
          </table:table-cell>
          <table:table-cell table:formula="of:=([.C13]-[.D13])^2" office:value-type="float" office:value="0.00916078790197548" calcext:value-type="float">
            <text:p>0,00916078790197548</text:p>
          </table:table-cell>
          <table:table-cell table:formula="of:=-[.$B$5]*[.A13]/([.$B$2]*[.$B$1])" office:value-type="float" office:value="-0.000568072043505557" calcext:value-type="float">
            <text:p>-0,000568072043505557</text:p>
          </table:table-cell>
          <table:table-cell/>
          <table:table-cell table:number-matrix-columns-spanned="2" table:number-matrix-rows-spanned="5" table:formula="of:=LINEST([.$C$10:.$C$32] ; [.$F$10:.$F$32] ; 0 ; 1)" office:value-type="float" office:value="660.650125846331" calcext:value-type="float">
            <text:p>660,6501258463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LN(([.B14]-[.$B$7])/([.$B$10]-[.$B$7]))" office:value-type="float" office:value="-0.417735200699979" calcext:value-type="float">
            <text:p>-0,417735200699979</text:p>
          </table:table-cell>
          <table:table-cell table:formula="of:=-[.$B$6]*[.$B$5]*[.A14]/([.$B$2]*[.$B$1])" office:value-type="float" office:value="-0.500395822964841" calcext:value-type="float">
            <text:p>-0,500395822964841</text:p>
          </table:table-cell>
          <table:table-cell table:formula="of:=([.C14]-[.D14])^2" office:value-type="float" office:value="0.0068327784732142" calcext:value-type="float">
            <text:p>0,0068327784732142</text:p>
          </table:table-cell>
          <table:table-cell table:formula="of:=-[.$B$5]*[.A14]/([.$B$2]*[.$B$1])" office:value-type="float" office:value="-0.000757429391340743" calcext:value-type="float">
            <text:p>-0,000757429391340743</text:p>
          </table:table-cell>
          <table:table-cell/>
          <table:table-cell office:value-type="float" office:value="9.90467478825228" calcext:value-type="float">
            <text:p>9,90467478825228</text:p>
          </table:table-cell>
          <table:table-cell office:value-type="string" office:string-value="" calcext:value-type="error">
            <text:p>#N/DISP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LN(([.B15]-[.$B$7])/([.$B$10]-[.$B$7]))" office:value-type="float" office:value="-0.535518236356362" calcext:value-type="float">
            <text:p>-0,535518236356362</text:p>
          </table:table-cell>
          <table:table-cell table:formula="of:=-[.$B$6]*[.$B$5]*[.A15]/([.$B$2]*[.$B$1])" office:value-type="float" office:value="-0.625494778706051" calcext:value-type="float">
            <text:p>-0,625494778706051</text:p>
          </table:table-cell>
          <table:table-cell table:formula="of:=([.C15]-[.D15])^2" office:value-type="float" office:value="0.00809577817320532" calcext:value-type="float">
            <text:p>0,00809577817320532</text:p>
          </table:table-cell>
          <table:table-cell table:formula="of:=-[.$B$5]*[.A15]/([.$B$2]*[.$B$1])" office:value-type="float" office:value="-0.000946786739175928" calcext:value-type="float">
            <text:p>-0,000946786739175928</text:p>
          </table:table-cell>
          <table:table-cell/>
          <table:table-cell office:value-type="float" office:value="0.995079402808632" calcext:value-type="float">
            <text:p>0,995079402808632</text:p>
          </table:table-cell>
          <table:table-cell office:value-type="float" office:value="0.148510155561103" calcext:value-type="float">
            <text:p>0,14851015556110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LN(([.B16]-[.$B$7])/([.$B$10]-[.$B$7]))" office:value-type="float" office:value="-0.669049628980885" calcext:value-type="float">
            <text:p>-0,669049628980885</text:p>
          </table:table-cell>
          <table:table-cell table:formula="of:=-[.$B$6]*[.$B$5]*[.A16]/([.$B$2]*[.$B$1])" office:value-type="float" office:value="-0.750593734447261" calcext:value-type="float">
            <text:p>-0,750593734447261</text:p>
          </table:table-cell>
          <table:table-cell table:formula="of:=([.C16]-[.D16])^2" office:value-type="float" office:value="0.00664944113631148" calcext:value-type="float">
            <text:p>0,00664944113631148</text:p>
          </table:table-cell>
          <table:table-cell table:formula="of:=-[.$B$5]*[.A16]/([.$B$2]*[.$B$1])" office:value-type="float" office:value="-0.00113614408701111" calcext:value-type="float">
            <text:p>-0,00113614408701111</text:p>
          </table:table-cell>
          <table:table-cell/>
          <table:table-cell office:value-type="float" office:value="4449.00202361446" calcext:value-type="float">
            <text:p>4449,00202361446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LN(([.B17]-[.$B$7])/([.$B$10]-[.$B$7]))" office:value-type="float" office:value="-0.769133087537867" calcext:value-type="float">
            <text:p>-0,769133087537867</text:p>
          </table:table-cell>
          <table:table-cell table:formula="of:=-[.$B$6]*[.$B$5]*[.A17]/([.$B$2]*[.$B$1])" office:value-type="float" office:value="-0.875692690188471" calcext:value-type="float">
            <text:p>-0,875692690188471</text:p>
          </table:table-cell>
          <table:table-cell table:formula="of:=([.C17]-[.D17])^2" office:value-type="float" office:value="0.0113549489170546" calcext:value-type="float">
            <text:p>0,0113549489170546</text:p>
          </table:table-cell>
          <table:table-cell table:formula="of:=-[.$B$5]*[.A17]/([.$B$2]*[.$B$1])" office:value-type="float" office:value="-0.0013255014348463" calcext:value-type="float">
            <text:p>-0,0013255014348463</text:p>
          </table:table-cell>
          <table:table-cell/>
          <table:table-cell office:value-type="float" office:value="98.1239244213355" calcext:value-type="float">
            <text:p>98,1239244213355</text:p>
          </table:table-cell>
          <table:table-cell office:value-type="float" office:value="0.485215858705227" calcext:value-type="float">
            <text:p>0,48521585870522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LN(([.B18]-[.$B$7])/([.$B$10]-[.$B$7]))" office:value-type="float" office:value="-0.940983344464527" calcext:value-type="float">
            <text:p>-0,940983344464527</text:p>
          </table:table-cell>
          <table:table-cell table:formula="of:=-[.$B$6]*[.$B$5]*[.A18]/([.$B$2]*[.$B$1])" office:value-type="float" office:value="-1.00079164592968" calcext:value-type="float">
            <text:p>-1,00079164592968</text:p>
          </table:table-cell>
          <table:table-cell table:formula="of:=([.C18]-[.D18])^2" office:value-type="float" office:value="0.00357703292414683" calcext:value-type="float">
            <text:p>0,00357703292414683</text:p>
          </table:table-cell>
          <table:table-cell table:formula="of:=-[.$B$5]*[.A18]/([.$B$2]*[.$B$1])" office:value-type="float" office:value="-0.00151485878268149" calcext:value-type="float">
            <text:p>-0,001514858782681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formula="of:=LN(([.B19]-[.$B$7])/([.$B$10]-[.$B$7]))" office:value-type="float" office:value="-1.07451473708905" calcext:value-type="float">
            <text:p>-1,07451473708905</text:p>
          </table:table-cell>
          <table:table-cell table:formula="of:=-[.$B$6]*[.$B$5]*[.A19]/([.$B$2]*[.$B$1])" office:value-type="float" office:value="-1.12589060167089" calcext:value-type="float">
            <text:p>-1,12589060167089</text:p>
          </table:table-cell>
          <table:table-cell table:formula="of:=([.C19]-[.D19])^2" office:value-type="float" office:value="0.00263947946153182" calcext:value-type="float">
            <text:p>0,00263947946153182</text:p>
          </table:table-cell>
          <table:table-cell table:formula="of:=-[.$B$5]*[.A19]/([.$B$2]*[.$B$1])" office:value-type="float" office:value="-0.00170421613051667" calcext:value-type="float">
            <text:p>-0,00170421613051667</text:p>
          </table:table-cell>
          <table:table-cell/>
          <table:table-cell office:value-type="string" calcext:value-type="string">
            <text:p>Estatísticas da regressão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LN(([.B20]-[.$B$7])/([.$B$10]-[.$B$7]))" office:value-type="float" office:value="-1.22866541691631" calcext:value-type="float">
            <text:p>-1,22866541691631</text:p>
          </table:table-cell>
          <table:table-cell table:formula="of:=-[.$B$6]*[.$B$5]*[.A20]/([.$B$2]*[.$B$1])" office:value-type="float" office:value="-1.2509895574121" calcext:value-type="float">
            <text:p>-1,2509895574121</text:p>
          </table:table-cell>
          <table:table-cell table:formula="of:=([.C20]-[.D20])^2" office:value-type="float" office:value="0.000498367248875955" calcext:value-type="float">
            <text:p>0,000498367248875955</text:p>
          </table:table-cell>
          <table:table-cell table:formula="of:=-[.$B$5]*[.A20]/([.$B$2]*[.$B$1])" office:value-type="float" office:value="-0.00189357347835186" calcext:value-type="float">
            <text:p>-0,00189357347835186</text:p>
          </table:table-cell>
          <table:table-cell/>
          <table:table-cell office:value-type="string" calcext:value-type="string">
            <text:p>R²</text:p>
          </table:table-cell>
          <table:table-cell table:formula="of:=[.$H$15]" office:value-type="float" office:value="0.995079402808632" calcext:value-type="float">
            <text:p>0,99507940280863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LN(([.B21]-[.$B$7])/([.$B$10]-[.$B$7]))" office:value-type="float" office:value="-1.31567679390594" calcext:value-type="float">
            <text:p>-1,31567679390594</text:p>
          </table:table-cell>
          <table:table-cell table:formula="of:=-[.$B$6]*[.$B$5]*[.A21]/([.$B$2]*[.$B$1])" office:value-type="float" office:value="-1.37608851315331" calcext:value-type="float">
            <text:p>-1,37608851315331</text:p>
          </table:table-cell>
          <table:table-cell table:formula="of:=([.C21]-[.D21])^2" office:value-type="float" office:value="0.0036495758224236" calcext:value-type="float">
            <text:p>0,0036495758224236</text:p>
          </table:table-cell>
          <table:table-cell table:formula="of:=-[.$B$5]*[.A21]/([.$B$2]*[.$B$1])" office:value-type="float" office:value="-0.00208293082618704" calcext:value-type="float">
            <text:p>-0,00208293082618704</text:p>
          </table:table-cell>
          <table:table-cell/>
          <table:table-cell office:value-type="string" calcext:value-type="string">
            <text:p>Erro padrão</text:p>
          </table:table-cell>
          <table:table-cell table:formula="of:=[.$I$15]" office:value-type="float" office:value="0.148510155561103" calcext:value-type="float">
            <text:p>0,14851015556110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LN(([.B22]-[.$B$7])/([.$B$10]-[.$B$7]))" office:value-type="float" office:value="-1.41098697371026" calcext:value-type="float">
            <text:p>-1,41098697371026</text:p>
          </table:table-cell>
          <table:table-cell table:formula="of:=-[.$B$6]*[.$B$5]*[.A22]/([.$B$2]*[.$B$1])" office:value-type="float" office:value="-1.50118746889452" calcext:value-type="float">
            <text:p>-1,50118746889452</text:p>
          </table:table-cell>
          <table:table-cell table:formula="of:=([.C22]-[.D22])^2" office:value-type="float" office:value="0.00813612933148569" calcext:value-type="float">
            <text:p>0,00813612933148569</text:p>
          </table:table-cell>
          <table:table-cell table:formula="of:=-[.$B$5]*[.A22]/([.$B$2]*[.$B$1])" office:value-type="float" office:value="-0.00227228817402223" calcext:value-type="float">
            <text:p>-0,00227228817402223</text:p>
          </table:table-cell>
          <table:table-cell/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formula="of:=LN(([.B23]-[.$B$7])/([.$B$10]-[.$B$7]))" office:value-type="float" office:value="-1.63413052502447" calcext:value-type="float">
            <text:p>-1,63413052502447</text:p>
          </table:table-cell>
          <table:table-cell table:formula="of:=-[.$B$6]*[.$B$5]*[.A23]/([.$B$2]*[.$B$1])" office:value-type="float" office:value="-1.75138538037694" calcext:value-type="float">
            <text:p>-1,75138538037694</text:p>
          </table:table-cell>
          <table:table-cell table:formula="of:=([.C23]-[.D23])^2" office:value-type="float" office:value="0.0137487011037289" calcext:value-type="float">
            <text:p>0,0137487011037289</text:p>
          </table:table-cell>
          <table:table-cell table:formula="of:=-[.$B$5]*[.A23]/([.$B$2]*[.$B$1])" office:value-type="float" office:value="-0.0026510028696926" calcext:value-type="float">
            <text:p>-0,0026510028696926</text:p>
          </table:table-cell>
          <table:table-cell/>
          <table:table-cell office:value-type="string" calcext:value-type="string">
            <text:p>Observações</text:p>
          </table:table-cell>
          <table:table-cell table:formula="of:=23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formula="of:=LN(([.B24]-[.$B$7])/([.$B$10]-[.$B$7]))" office:value-type="float" office:value="-1.92181259747625" calcext:value-type="float">
            <text:p>-1,92181259747625</text:p>
          </table:table-cell>
          <table:table-cell table:formula="of:=-[.$B$6]*[.$B$5]*[.A24]/([.$B$2]*[.$B$1])" office:value-type="float" office:value="-2.00158329185936" calcext:value-type="float">
            <text:p>-2,00158329185936</text:p>
          </table:table-cell>
          <table:table-cell table:formula="of:=([.C24]-[.D24])^2" office:value-type="float" office:value="0.00636336368236351" calcext:value-type="float">
            <text:p>0,00636336368236351</text:p>
          </table:table-cell>
          <table:table-cell table:formula="of:=-[.$B$5]*[.A24]/([.$B$2]*[.$B$1])" office:value-type="float" office:value="-0.00302971756536297" calcext:value-type="float">
            <text:p>-0,00302971756536297</text:p>
          </table:table-cell>
          <table:table-cell/>
          <table:table-cell office:value-type="string" calcext:value-type="string">
            <text:p>R² ajustado</text:p>
          </table:table-cell>
          <table:table-cell table:formula="of:=1 - (1 - [.$H$15])*([.$I$23] - 1)/([.$I$23] - [.$I$22])" office:value-type="float" office:value="0.995079402808632" calcext:value-type="float">
            <text:p>0,99507940280863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LN(([.B25]-[.$B$7])/([.$B$10]-[.$B$7]))" office:value-type="float" office:value="-2.32727770558442" calcext:value-type="float">
            <text:p>-2,32727770558442</text:p>
          </table:table-cell>
          <table:table-cell table:formula="of:=-[.$B$6]*[.$B$5]*[.A25]/([.$B$2]*[.$B$1])" office:value-type="float" office:value="-2.25178120334178" calcext:value-type="float">
            <text:p>-2,25178120334178</text:p>
          </table:table-cell>
          <table:table-cell table:formula="of:=([.C25]-[.D25])^2" office:value-type="float" office:value="0.00569972185087203" calcext:value-type="float">
            <text:p>0,00569972185087203</text:p>
          </table:table-cell>
          <table:table-cell table:formula="of:=-[.$B$5]*[.A25]/([.$B$2]*[.$B$1])" office:value-type="float" office:value="-0.00340843226103334" calcext:value-type="float">
            <text:p>-0,0034084322610333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formula="of:=LN(([.B26]-[.$B$7])/([.$B$10]-[.$B$7]))" office:value-type="float" office:value="-2.6149597780362" calcext:value-type="float">
            <text:p>-2,6149597780362</text:p>
          </table:table-cell>
          <table:table-cell table:formula="of:=-[.$B$6]*[.$B$5]*[.A26]/([.$B$2]*[.$B$1])" office:value-type="float" office:value="-2.5019791148242" calcext:value-type="float">
            <text:p>-2,5019791148242</text:p>
          </table:table-cell>
          <table:table-cell table:formula="of:=([.C26]-[.D26])^2" office:value-type="float" office:value="0.0127646302598222" calcext:value-type="float">
            <text:p>0,0127646302598222</text:p>
          </table:table-cell>
          <table:table-cell table:formula="of:=-[.$B$5]*[.A26]/([.$B$2]*[.$B$1])" office:value-type="float" office:value="-0.00378714695670371" calcext:value-type="float">
            <text:p>-0,00378714695670371</text:p>
          </table:table-cell>
          <table:table-cell/>
          <table:table-cell office:value-type="string" calcext:value-type="string">
            <text:p>Análise da variância (ANOVA)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formula="of:=LN(([.B27]-[.$B$7])/([.$B$10]-[.$B$7]))" office:value-type="float" office:value="-2.6149597780362" calcext:value-type="float">
            <text:p>-2,6149597780362</text:p>
          </table:table-cell>
          <table:table-cell table:formula="of:=-[.$B$6]*[.$B$5]*[.A27]/([.$B$2]*[.$B$1])" office:value-type="float" office:value="-2.75217702630662" calcext:value-type="float">
            <text:p>-2,75217702630662</text:p>
          </table:table-cell>
          <table:table-cell table:formula="of:=([.C27]-[.D27])^2" office:value-type="float" office:value="0.0188285732229075" calcext:value-type="float">
            <text:p>0,0188285732229075</text:p>
          </table:table-cell>
          <table:table-cell table:formula="of:=-[.$B$5]*[.A27]/([.$B$2]*[.$B$1])" office:value-type="float" office:value="-0.00416586165237408" calcext:value-type="float">
            <text:p>-0,00416586165237408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table:formula="of:=LN(([.B28]-[.$B$7])/([.$B$10]-[.$B$7]))" office:value-type="float" office:value="-3.02042488614436" calcext:value-type="float">
            <text:p>-3,02042488614436</text:p>
          </table:table-cell>
          <table:table-cell table:formula="of:=-[.$B$6]*[.$B$5]*[.A28]/([.$B$2]*[.$B$1])" office:value-type="float" office:value="-3.00237493778904" calcext:value-type="float">
            <text:p>-3,00237493778904</text:p>
          </table:table-cell>
          <table:table-cell table:formula="of:=([.C28]-[.D28])^2" office:value-type="float" office:value="0.000325800635629672" calcext:value-type="float">
            <text:p>0,000325800635629672</text:p>
          </table:table-cell>
          <table:table-cell table:formula="of:=-[.$B$5]*[.A28]/([.$B$2]*[.$B$1])" office:value-type="float" office:value="-0.00454457634804445" calcext:value-type="float">
            <text:p>-0,00454457634804445</text:p>
          </table:table-cell>
          <table:table-cell/>
          <table:table-cell office:value-type="string" calcext:value-type="string">
            <text:p>Regressão</text:p>
          </table:table-cell>
          <table:table-cell table:formula="of:=[.$I$22]" office:value-type="float" office:value="1" calcext:value-type="float">
            <text:p>1</text:p>
          </table:table-cell>
          <table:table-cell table:formula="of:=[.$H$17]" office:value-type="float" office:value="98.1239244213355" calcext:value-type="float">
            <text:p>98,1239244213355</text:p>
          </table:table-cell>
          <table:table-cell table:formula="of:=[.$H$17] / [.$I$28]" office:value-type="float" office:value="98.1239244213355" calcext:value-type="float">
            <text:p>98,1239244213355</text:p>
          </table:table-cell>
          <table:table-cell table:formula="of:=[.$H$16]" office:value-type="float" office:value="4449.00202361446" calcext:value-type="float">
            <text:p>4449,00202361446</text:p>
          </table:table-cell>
          <table:table-cell table:formula="of:=LEGACY.FDIST([.$H$16] ; [.$I$28] ; [.$I$16])" office:value-type="float" office:value="6.90196737247413E-027" calcext:value-type="float">
            <text:p>6,90196737247413E-2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table:formula="of:=LN(([.B29]-[.$B$7])/([.$B$10]-[.$B$7]))" office:value-type="float" office:value="-3.71357206670431" calcext:value-type="float">
            <text:p>-3,71357206670431</text:p>
          </table:table-cell>
          <table:table-cell table:formula="of:=-[.$B$6]*[.$B$5]*[.A29]/([.$B$2]*[.$B$1])" office:value-type="float" office:value="-3.25257284927147" calcext:value-type="float">
            <text:p>-3,25257284927147</text:p>
          </table:table-cell>
          <table:table-cell table:formula="of:=([.C29]-[.D29])^2" office:value-type="float" office:value="0.212520278473694" calcext:value-type="float">
            <text:p>0,212520278473694</text:p>
          </table:table-cell>
          <table:table-cell table:formula="of:=-[.$B$5]*[.A29]/([.$B$2]*[.$B$1])" office:value-type="float" office:value="-0.00492329104371483" calcext:value-type="float">
            <text:p>-0,00492329104371483</text:p>
          </table:table-cell>
          <table:table-cell/>
          <table:table-cell office:value-type="string" calcext:value-type="string">
            <text:p>Residual</text:p>
          </table:table-cell>
          <table:table-cell table:formula="of:=[.$I$16]" office:value-type="float" office:value="22" calcext:value-type="float">
            <text:p>22</text:p>
          </table:table-cell>
          <table:table-cell table:formula="of:=[.$I$17]" office:value-type="float" office:value="0.485215858705227" calcext:value-type="float">
            <text:p>0,485215858705227</text:p>
          </table:table-cell>
          <table:table-cell table:formula="of:=[.$I$17] / [.$I$16]" office:value-type="float" office:value="0.0220552663047831" calcext:value-type="float">
            <text:p>0,022055266304783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table:formula="of:=LN(([.B30]-[.$B$7])/([.$B$10]-[.$B$7]))" office:value-type="float" office:value="-3.71357206670431" calcext:value-type="float">
            <text:p>-3,71357206670431</text:p>
          </table:table-cell>
          <table:table-cell table:formula="of:=-[.$B$6]*[.$B$5]*[.A30]/([.$B$2]*[.$B$1])" office:value-type="float" office:value="-3.50277076075389" calcext:value-type="float">
            <text:p>-3,50277076075389</text:p>
          </table:table-cell>
          <table:table-cell table:formula="of:=([.C30]-[.D30])^2" office:value-type="float" office:value="0.0444371905904038" calcext:value-type="float">
            <text:p>0,0444371905904038</text:p>
          </table:table-cell>
          <table:table-cell table:formula="of:=-[.$B$5]*[.A30]/([.$B$2]*[.$B$1])" office:value-type="float" office:value="-0.0053020057393852" calcext:value-type="float">
            <text:p>-0,0053020057393852</text:p>
          </table:table-cell>
          <table:table-cell/>
          <table:table-cell office:value-type="string" calcext:value-type="string">
            <text:p>Total</text:p>
          </table:table-cell>
          <table:table-cell table:formula="of:=[.$I$28] + [.$I$16]" office:value-type="float" office:value="23" calcext:value-type="float">
            <text:p>23</text:p>
          </table:table-cell>
          <table:table-cell table:formula="of:=[.$H$17] + [.$I$17]" office:value-type="float" office:value="98.6091402800408" calcext:value-type="float">
            <text:p>98,6091402800408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table:formula="of:=LN(([.B31]-[.$B$7])/([.$B$10]-[.$B$7]))" office:value-type="float" office:value="-3.71357206670431" calcext:value-type="float">
            <text:p>-3,71357206670431</text:p>
          </table:table-cell>
          <table:table-cell table:formula="of:=-[.$B$6]*[.$B$5]*[.A31]/([.$B$2]*[.$B$1])" office:value-type="float" office:value="-3.75296867223631" calcext:value-type="float">
            <text:p>-3,75296867223631</text:p>
          </table:table-cell>
          <table:table-cell table:formula="of:=([.C31]-[.D31])^2" office:value-type="float" office:value="0.00155209252744381" calcext:value-type="float">
            <text:p>0,00155209252744381</text:p>
          </table:table-cell>
          <table:table-cell table:formula="of:=-[.$B$5]*[.A31]/([.$B$2]*[.$B$1])" office:value-type="float" office:value="-0.00568072043505557" calcext:value-type="float">
            <text:p>-0,00568072043505557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table:formula="of:=LN(([.B32]-[.$B$7])/([.$B$10]-[.$B$7]))" office:value-type="float" office:value="-3.71357206670431" calcext:value-type="float">
            <text:p>-3,71357206670431</text:p>
          </table:table-cell>
          <table:table-cell table:formula="of:=-[.$B$6]*[.$B$5]*[.A32]/([.$B$2]*[.$B$1])" office:value-type="float" office:value="-4.00316658371873" calcext:value-type="float">
            <text:p>-4,00316658371873</text:p>
          </table:table-cell>
          <table:table-cell table:formula="of:=([.C32]-[.D32])^2" office:value-type="float" office:value="0.0838649842848136" calcext:value-type="float">
            <text:p>0,0838649842848136</text:p>
          </table:table-cell>
          <table:table-cell table:formula="of:=-[.$B$5]*[.A32]/([.$B$2]*[.$B$1])" office:value-type="float" office:value="-0.00605943513072594" calcext:value-type="float">
            <text:p>-0,00605943513072594</text:p>
          </table:table-cell>
          <table:table-cell/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ma</text:p>
          </table:table-cell>
          <table:table-cell table:formula="of:=SUM([.E10:.E32])" office:value-type="float" office:value="0.485215858705226" calcext:value-type="float">
            <text:p>0,485215858705226</text:p>
          </table:table-cell>
          <table:table-cell table:formula="of:=-[.$B$5]*[.A33]/([.$B$2]*[.$B$1])" office:value-type="float" office:value="-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I$32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I$32] * 100) ; &quot;%&quot;)" office:value-type="string" office:string-value="Superior 95%" calcext:value-type="string">
            <text:p>Superior 95%</text:p>
          </table:table-cell>
        </table:table-row>
        <table:table-row table:style-name="ro1">
          <table:table-cell table:number-columns-repeated="7"/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2" table:formula="of:=INDEX([.$H$13:.$I$13]; 1 ; ROW([.$I$36])+1 - ROW())" office:value-type="float" office:value="0" calcext:value-type="float">
            <text:p>0</text:p>
          </table:table-cell>
          <table:table-cell table:number-matrix-columns-spanned="1" table:number-matrix-rows-spanned="2" table:formula="of:=INDEX([.$H$14:.$I$14]; 1 ; ROW([.$J$36])+1 - ROW())" office:value-type="string" office:string-value="" calcext:value-type="error">
            <text:p>#N/DISP</text:p>
          </table:table-cell>
          <table:table-cell table:number-matrix-columns-spanned="1" table:number-matrix-rows-spanned="2" table:formula="of:=[.$I$35:.$I$36] / [.$J$35:.$J$36]" office:value-type="string" office:string-value="" calcext:value-type="error">
            <text:p>#N/DISP</text:p>
          </table:table-cell>
          <table:table-cell table:number-matrix-columns-spanned="1" table:number-matrix-rows-spanned="2" table:formula="of:=LEGACY.TDIST(ABS([.$K$35:.$K$36]) ; [.$I$16] ; 2 )" office:value-type="string" office:string-value="" calcext:value-type="error">
            <text:p>#N/DISP</text:p>
          </table:table-cell>
          <table:table-cell table:number-matrix-columns-spanned="1" table:number-matrix-rows-spanned="2" table:formula="of:=[.$I$35:.$I$36] - [.$J$35:.$J$36] * TINV(1 - [.$I$32] ; [.$I$16])" office:value-type="string" office:string-value="" calcext:value-type="error">
            <text:p>#N/DISP</text:p>
          </table:table-cell>
          <table:table-cell table:number-matrix-columns-spanned="1" table:number-matrix-rows-spanned="2" table:formula="of:=[.$I$35:.$I$36] + [.$J$35:.$J$36] * TINV(1 - [.$I$32] ; [.$I$16])" office:value-type="string" office:string-value="" calcext:value-type="error">
            <text:p>#N/DISP</text:p>
          </table:table-cell>
        </table:table-row>
        <table:table-row table:style-name="ro1">
          <table:table-cell table:number-columns-repeated="7"/>
          <table:table-cell table:formula="of:=&quot;X1&quot;" office:value-type="string" office:string-value="X1" calcext:value-type="string">
            <text:p>X1</text:p>
          </table:table-cell>
          <table:table-cell office:value-type="float" office:value="660.650125846331" calcext:value-type="float">
            <text:p>660,650125846331</text:p>
          </table:table-cell>
          <table:table-cell office:value-type="float" office:value="9.90467478825228" calcext:value-type="float">
            <text:p>9,90467478825228</text:p>
          </table:table-cell>
          <table:table-cell office:value-type="float" office:value="66.7008397519436" calcext:value-type="float">
            <text:p>66,7008397519436</text:p>
          </table:table-cell>
          <table:table-cell office:value-type="float" office:value="6.90196737247413E-027" calcext:value-type="float">
            <text:p>6,90196737247413E-27</text:p>
          </table:table-cell>
          <table:table-cell office:value-type="float" office:value="640.109087556627" calcext:value-type="float">
            <text:p>640,109087556627</text:p>
          </table:table-cell>
          <table:table-cell office:value-type="float" office:value="681.191164136035" calcext:value-type="float">
            <text:p>681,19116413603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Y previsto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columns-repeated="7"/>
          <table:table-cell table:number-matrix-columns-spanned="1" table:number-matrix-rows-spanned="23" table:formula="of:=[.$F$10:.$F$32]" office:value-type="float" office:value="-0" calcext:value-type="float">
            <text:p>0</text:p>
          </table:table-cell>
          <table:table-cell table:number-matrix-columns-spanned="1" table:number-matrix-rows-spanned="23" table:formula="of:=MMULT([.$H$39:.$H$61] ; [.$I$36]) + [.$I$35]" office:value-type="float" office:value="0" calcext:value-type="float">
            <text:p>0</text:p>
          </table:table-cell>
          <table:table-cell table:number-matrix-columns-spanned="1" table:number-matrix-rows-spanned="23" table:formula="of:=[.$C$10:.$C$32]" office:value-type="float" office:value="0" calcext:value-type="float">
            <text:p>0</text:p>
          </table:table-cell>
          <table:table-cell table:number-matrix-columns-spanned="1" table:number-matrix-rows-spanned="23" table:formula="of:=[.$J$39:.$J$61] - [.$I$39:.$I$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0189357347835186" calcext:value-type="float">
            <text:p>-0,000189357347835186</text:p>
          </table:table-cell>
          <table:table-cell office:value-type="float" office:value="-0.125098955677243" calcext:value-type="float">
            <text:p>-0,125098955677243</text:p>
          </table:table-cell>
          <table:table-cell office:value-type="float" office:value="-0.0246926125903715" calcext:value-type="float">
            <text:p>-0,0246926125903715</text:p>
          </table:table-cell>
          <table:table-cell office:value-type="float" office:value="0.100406343086871" calcext:value-type="float">
            <text:p>0,10040634308687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0378714695670371" calcext:value-type="float">
            <text:p>-0,000378714695670371</text:p>
          </table:table-cell>
          <table:table-cell office:value-type="float" office:value="-0.250197911354486" calcext:value-type="float">
            <text:p>-0,250197911354486</text:p>
          </table:table-cell>
          <table:table-cell office:value-type="float" office:value="-0.130053128248198" calcext:value-type="float">
            <text:p>-0,130053128248198</text:p>
          </table:table-cell>
          <table:table-cell office:value-type="float" office:value="0.120144783106288" calcext:value-type="float">
            <text:p>0,12014478310628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0568072043505557" calcext:value-type="float">
            <text:p>-0,000568072043505557</text:p>
          </table:table-cell>
          <table:table-cell office:value-type="float" office:value="-0.375296867031728" calcext:value-type="float">
            <text:p>-0,375296867031728</text:p>
          </table:table-cell>
          <table:table-cell office:value-type="float" office:value="-0.279584862219162" calcext:value-type="float">
            <text:p>-0,279584862219162</text:p>
          </table:table-cell>
          <table:table-cell office:value-type="float" office:value="0.0957120048125669" calcext:value-type="float">
            <text:p>0,095712004812566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0757429391340743" calcext:value-type="float">
            <text:p>-0,000757429391340743</text:p>
          </table:table-cell>
          <table:table-cell office:value-type="float" office:value="-0.500395822708971" calcext:value-type="float">
            <text:p>-0,500395822708971</text:p>
          </table:table-cell>
          <table:table-cell office:value-type="float" office:value="-0.417735200699979" calcext:value-type="float">
            <text:p>-0,417735200699979</text:p>
          </table:table-cell>
          <table:table-cell office:value-type="float" office:value="0.0826606220089927" calcext:value-type="float">
            <text:p>0,082660622008992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0946786739175928" calcext:value-type="float">
            <text:p>-0,000946786739175928</text:p>
          </table:table-cell>
          <table:table-cell office:value-type="float" office:value="-0.625494778386214" calcext:value-type="float">
            <text:p>-0,625494778386214</text:p>
          </table:table-cell>
          <table:table-cell office:value-type="float" office:value="-0.535518236356362" calcext:value-type="float">
            <text:p>-0,535518236356362</text:p>
          </table:table-cell>
          <table:table-cell office:value-type="float" office:value="0.0899765420298518" calcext:value-type="float">
            <text:p>0,089976542029851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113614408701111" calcext:value-type="float">
            <text:p>-0,00113614408701111</text:p>
          </table:table-cell>
          <table:table-cell office:value-type="float" office:value="-0.750593734063457" calcext:value-type="float">
            <text:p>-0,750593734063457</text:p>
          </table:table-cell>
          <table:table-cell office:value-type="float" office:value="-0.669049628980885" calcext:value-type="float">
            <text:p>-0,669049628980885</text:p>
          </table:table-cell>
          <table:table-cell office:value-type="float" office:value="0.081544105082572" calcext:value-type="float">
            <text:p>0,08154410508257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13255014348463" calcext:value-type="float">
            <text:p>-0,0013255014348463</text:p>
          </table:table-cell>
          <table:table-cell office:value-type="float" office:value="-0.8756926897407" calcext:value-type="float">
            <text:p>-0,8756926897407</text:p>
          </table:table-cell>
          <table:table-cell office:value-type="float" office:value="-0.769133087537867" calcext:value-type="float">
            <text:p>-0,769133087537867</text:p>
          </table:table-cell>
          <table:table-cell office:value-type="float" office:value="0.106559602202833" calcext:value-type="float">
            <text:p>0,10655960220283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151485878268149" calcext:value-type="float">
            <text:p>-0,00151485878268149</text:p>
          </table:table-cell>
          <table:table-cell office:value-type="float" office:value="-1.00079164541794" calcext:value-type="float">
            <text:p>-1,00079164541794</text:p>
          </table:table-cell>
          <table:table-cell office:value-type="float" office:value="-0.940983344464527" calcext:value-type="float">
            <text:p>-0,940983344464527</text:p>
          </table:table-cell>
          <table:table-cell office:value-type="float" office:value="0.0598083009534161" calcext:value-type="float">
            <text:p>0,059808300953416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170421613051667" calcext:value-type="float">
            <text:p>-0,00170421613051667</text:p>
          </table:table-cell>
          <table:table-cell office:value-type="float" office:value="-1.12589060109519" calcext:value-type="float">
            <text:p>-1,12589060109519</text:p>
          </table:table-cell>
          <table:table-cell office:value-type="float" office:value="-1.07451473708905" calcext:value-type="float">
            <text:p>-1,07451473708905</text:p>
          </table:table-cell>
          <table:table-cell office:value-type="float" office:value="0.0513758640061364" calcext:value-type="float">
            <text:p>0,051375864006136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189357347835186" calcext:value-type="float">
            <text:p>-0,00189357347835186</text:p>
          </table:table-cell>
          <table:table-cell office:value-type="float" office:value="-1.25098955677243" calcext:value-type="float">
            <text:p>-1,25098955677243</text:p>
          </table:table-cell>
          <table:table-cell office:value-type="float" office:value="-1.22866541691631" calcext:value-type="float">
            <text:p>-1,22866541691631</text:p>
          </table:table-cell>
          <table:table-cell office:value-type="float" office:value="0.0223241398561205" calcext:value-type="float">
            <text:p>0,022324139856120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208293082618704" calcext:value-type="float">
            <text:p>-0,00208293082618704</text:p>
          </table:table-cell>
          <table:table-cell office:value-type="float" office:value="-1.37608851244967" calcext:value-type="float">
            <text:p>-1,37608851244967</text:p>
          </table:table-cell>
          <table:table-cell office:value-type="float" office:value="-1.31567679390594" calcext:value-type="float">
            <text:p>-1,31567679390594</text:p>
          </table:table-cell>
          <table:table-cell office:value-type="float" office:value="0.0604117185437338" calcext:value-type="float">
            <text:p>0,06041171854373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227228817402223" calcext:value-type="float">
            <text:p>-0,00227228817402223</text:p>
          </table:table-cell>
          <table:table-cell office:value-type="float" office:value="-1.50118746812691" calcext:value-type="float">
            <text:p>-1,50118746812691</text:p>
          </table:table-cell>
          <table:table-cell office:value-type="float" office:value="-1.41098697371026" calcext:value-type="float">
            <text:p>-1,41098697371026</text:p>
          </table:table-cell>
          <table:table-cell office:value-type="float" office:value="0.0902004944166517" calcext:value-type="float">
            <text:p>0,09020049441665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26510028696926" calcext:value-type="float">
            <text:p>-0,0026510028696926</text:p>
          </table:table-cell>
          <table:table-cell office:value-type="float" office:value="-1.7513853794814" calcext:value-type="float">
            <text:p>-1,7513853794814</text:p>
          </table:table-cell>
          <table:table-cell office:value-type="float" office:value="-1.63413052502447" calcext:value-type="float">
            <text:p>-1,63413052502447</text:p>
          </table:table-cell>
          <table:table-cell office:value-type="float" office:value="0.117254854456928" calcext:value-type="float">
            <text:p>0,1172548544569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302971756536297" calcext:value-type="float">
            <text:p>-0,00302971756536297</text:p>
          </table:table-cell>
          <table:table-cell office:value-type="float" office:value="-2.00158329083589" calcext:value-type="float">
            <text:p>-2,00158329083589</text:p>
          </table:table-cell>
          <table:table-cell office:value-type="float" office:value="-1.92181259747625" calcext:value-type="float">
            <text:p>-1,92181259747625</text:p>
          </table:table-cell>
          <table:table-cell office:value-type="float" office:value="0.0797706933596325" calcext:value-type="float">
            <text:p>0,079770693359632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340843226103334" calcext:value-type="float">
            <text:p>-0,00340843226103334</text:p>
          </table:table-cell>
          <table:table-cell office:value-type="float" office:value="-2.25178120219037" calcext:value-type="float">
            <text:p>-2,25178120219037</text:p>
          </table:table-cell>
          <table:table-cell office:value-type="float" office:value="-2.32727770558442" calcext:value-type="float">
            <text:p>-2,32727770558442</text:p>
          </table:table-cell>
          <table:table-cell office:value-type="float" office:value="-0.0754965033940462" calcext:value-type="float">
            <text:p>-0,075496503394046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378714695670371" calcext:value-type="float">
            <text:p>-0,00378714695670371</text:p>
          </table:table-cell>
          <table:table-cell office:value-type="float" office:value="-2.50197911354486" calcext:value-type="float">
            <text:p>-2,50197911354486</text:p>
          </table:table-cell>
          <table:table-cell office:value-type="float" office:value="-2.6149597780362" calcext:value-type="float">
            <text:p>-2,6149597780362</text:p>
          </table:table-cell>
          <table:table-cell office:value-type="float" office:value="-0.112980664491342" calcext:value-type="float">
            <text:p>-0,1129806644913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416586165237408" calcext:value-type="float">
            <text:p>-0,00416586165237408</text:p>
          </table:table-cell>
          <table:table-cell office:value-type="float" office:value="-2.75217702489934" calcext:value-type="float">
            <text:p>-2,75217702489934</text:p>
          </table:table-cell>
          <table:table-cell office:value-type="float" office:value="-2.6149597780362" calcext:value-type="float">
            <text:p>-2,6149597780362</text:p>
          </table:table-cell>
          <table:table-cell office:value-type="float" office:value="0.137217246863144" calcext:value-type="float">
            <text:p>0,1372172468631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454457634804445" calcext:value-type="float">
            <text:p>-0,00454457634804445</text:p>
          </table:table-cell>
          <table:table-cell office:value-type="float" office:value="-3.00237493625383" calcext:value-type="float">
            <text:p>-3,00237493625383</text:p>
          </table:table-cell>
          <table:table-cell office:value-type="float" office:value="-3.02042488614436" calcext:value-type="float">
            <text:p>-3,02042488614436</text:p>
          </table:table-cell>
          <table:table-cell office:value-type="float" office:value="-0.0180499498905351" calcext:value-type="float">
            <text:p>-0,018049949890535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492329104371483" calcext:value-type="float">
            <text:p>-0,00492329104371483</text:p>
          </table:table-cell>
          <table:table-cell office:value-type="float" office:value="-3.25257284760831" calcext:value-type="float">
            <text:p>-3,25257284760831</text:p>
          </table:table-cell>
          <table:table-cell office:value-type="float" office:value="-3.71357206670431" calcext:value-type="float">
            <text:p>-3,71357206670431</text:p>
          </table:table-cell>
          <table:table-cell office:value-type="float" office:value="-0.460999219095995" calcext:value-type="float">
            <text:p>-0,46099921909599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53020057393852" calcext:value-type="float">
            <text:p>-0,0053020057393852</text:p>
          </table:table-cell>
          <table:table-cell office:value-type="float" office:value="-3.5027707589628" calcext:value-type="float">
            <text:p>-3,5027707589628</text:p>
          </table:table-cell>
          <table:table-cell office:value-type="float" office:value="-3.71357206670431" calcext:value-type="float">
            <text:p>-3,71357206670431</text:p>
          </table:table-cell>
          <table:table-cell office:value-type="float" office:value="-0.210801307741509" calcext:value-type="float">
            <text:p>-0,2108013077415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568072043505557" calcext:value-type="float">
            <text:p>-0,00568072043505557</text:p>
          </table:table-cell>
          <table:table-cell office:value-type="float" office:value="-3.75296867031728" calcext:value-type="float">
            <text:p>-3,75296867031728</text:p>
          </table:table-cell>
          <table:table-cell office:value-type="float" office:value="-3.71357206670431" calcext:value-type="float">
            <text:p>-3,71357206670431</text:p>
          </table:table-cell>
          <table:table-cell office:value-type="float" office:value="0.0393966036129765" calcext:value-type="float">
            <text:p>0,039396603612976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-0.00605943513072594" calcext:value-type="float">
            <text:p>-0,00605943513072594</text:p>
          </table:table-cell>
          <table:table-cell office:value-type="float" office:value="-4.00316658167177" calcext:value-type="float">
            <text:p>-4,00316658167177</text:p>
          </table:table-cell>
          <table:table-cell office:value-type="float" office:value="-3.71357206670431" calcext:value-type="float">
            <text:p>-3,71357206670431</text:p>
          </table:table-cell>
          <table:table-cell office:value-type="float" office:value="0.289594514967463" calcext:value-type="float">
            <text:p>0,2895945149674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New Sung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Belo Duarte</meta:initial-creator>
    <meta:creation-date>2023-12-11T09:46:59.699759618</meta:creation-date>
    <meta:generator>LibreOffice/7.5.8.2$Linux_X86_64 LibreOffice_project/50$Build-2</meta:generator>
    <dc:date>2023-12-11T13:13:19.861793597</dc:date>
    <dc:creator>Rafael Belo Duarte</dc:creator>
    <meta:editing-duration>PT3H5M37S</meta:editing-duration>
    <meta:editing-cycles>5</meta:editing-cycles>
    <meta:document-statistic meta:table-count="1" meta:cell-count="3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Planilha1.C9:Planilha1.D32" chart:data-source-has-labels="row" svg:x="1.331cm" svg:y="0.18cm" svg:width="10.359cm" svg:height="7.659cm">
          <chart:coordinate-region svg:x="1.477cm" svg:y="0.379cm" svg:width="10.119cm" svg:height="7.262cm"/>
          <chart:axis chart:dimension="x" chart:name="primary-x" chart:style-name="ch4">
            <chart:title svg:x="5.659cm" svg:y="8.019cm" chart:style-name="ch5">
              <text:p>experimental</text:p>
            </chart:title>
          </chart:axis>
          <chart:axis chart:dimension="y" chart:name="primary-y" chart:style-name="ch6">
            <chart:title svg:x="0.451cm" svg:y="4.582cm" chart:style-name="ch7">
              <text:p>ajustado</text:p>
            </chart:title>
            <chart:grid chart:style-name="ch8" chart:class="major"/>
          </chart:axis>
          <chart:series chart:style-name="ch9" chart:values-cell-range-address="Planilha1.D10:Planilha1.D32" chart:label-cell-address="Planilha1.D9:Planilha1.D9" chart:class="chart:scatter">
            <chart:domain table:cell-range-address="Planilha1.C10:Planilha1.C32"/>
            <chart:regression-curve chart:style-name="ch10">
              <chart:equation chart:display-equation="true" chart:display-r-square="true" svg:x="2.812cm" svg:y="6.373cm"/>
            </chart:regression-curve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-hAt/mCv</text:p>
                <draw:g>
                  <svg:desc>Planilha1.D9:Planilha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C10:Planilha1.C32</svg:desc>
                </draw:g>
              </table:table-cell>
              <table:table-cell office:value-type="float" office:value="-0">
                <text:p>-0</text:p>
                <draw:g>
                  <svg:desc>Planilha1.D10:Planilha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46926125903715">
                <text:p>-0.0246926125903715</text:p>
              </table:table-cell>
              <table:table-cell office:value-type="float" office:value="-0.12509895574121">
                <text:p>-0.12509895574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30053128248198">
                <text:p>-0.130053128248198</text:p>
              </table:table-cell>
              <table:table-cell office:value-type="float" office:value="-0.25019791148242">
                <text:p>-0.25019791148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79584862219162">
                <text:p>-0.279584862219162</text:p>
              </table:table-cell>
              <table:table-cell office:value-type="float" office:value="-0.375296867223631">
                <text:p>-0.375296867223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7735200699979">
                <text:p>-0.417735200699979</text:p>
              </table:table-cell>
              <table:table-cell office:value-type="float" office:value="-0.500395822964841">
                <text:p>-0.500395822964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35518236356362">
                <text:p>-0.535518236356362</text:p>
              </table:table-cell>
              <table:table-cell office:value-type="float" office:value="-0.625494778706051">
                <text:p>-0.625494778706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69049628980885">
                <text:p>-0.669049628980885</text:p>
              </table:table-cell>
              <table:table-cell office:value-type="float" office:value="-0.750593734447261">
                <text:p>-0.750593734447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69133087537867">
                <text:p>-0.769133087537867</text:p>
              </table:table-cell>
              <table:table-cell office:value-type="float" office:value="-0.875692690188471">
                <text:p>-0.875692690188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40983344464527">
                <text:p>-0.940983344464527</text:p>
              </table:table-cell>
              <table:table-cell office:value-type="float" office:value="-1.00079164592968">
                <text:p>-1.00079164592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7451473708905">
                <text:p>-1.07451473708905</text:p>
              </table:table-cell>
              <table:table-cell office:value-type="float" office:value="-1.12589060167089">
                <text:p>-1.12589060167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2866541691631">
                <text:p>-1.22866541691631</text:p>
              </table:table-cell>
              <table:table-cell office:value-type="float" office:value="-1.2509895574121">
                <text:p>-1.2509895574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31567679390594">
                <text:p>-1.31567679390594</text:p>
              </table:table-cell>
              <table:table-cell office:value-type="float" office:value="-1.37608851315331">
                <text:p>-1.37608851315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1098697371026">
                <text:p>-1.41098697371026</text:p>
              </table:table-cell>
              <table:table-cell office:value-type="float" office:value="-1.50118746889452">
                <text:p>-1.5011874688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63413052502447">
                <text:p>-1.63413052502447</text:p>
              </table:table-cell>
              <table:table-cell office:value-type="float" office:value="-1.75138538037694">
                <text:p>-1.75138538037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92181259747625">
                <text:p>-1.92181259747625</text:p>
              </table:table-cell>
              <table:table-cell office:value-type="float" office:value="-2.00158329185936">
                <text:p>-2.00158329185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32727770558442">
                <text:p>-2.32727770558442</text:p>
              </table:table-cell>
              <table:table-cell office:value-type="float" office:value="-2.25178120334178">
                <text:p>-2.251781203341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149597780362">
                <text:p>-2.6149597780362</text:p>
              </table:table-cell>
              <table:table-cell office:value-type="float" office:value="-2.5019791148242">
                <text:p>-2.5019791148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149597780362">
                <text:p>-2.6149597780362</text:p>
              </table:table-cell>
              <table:table-cell office:value-type="float" office:value="-2.75217702630662">
                <text:p>-2.75217702630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02042488614436">
                <text:p>-3.02042488614436</text:p>
              </table:table-cell>
              <table:table-cell office:value-type="float" office:value="-3.00237493778904">
                <text:p>-3.00237493778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71357206670431">
                <text:p>-3.71357206670431</text:p>
              </table:table-cell>
              <table:table-cell office:value-type="float" office:value="-3.25257284927147">
                <text:p>-3.25257284927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71357206670431">
                <text:p>-3.71357206670431</text:p>
              </table:table-cell>
              <table:table-cell office:value-type="float" office:value="-3.50277076075389">
                <text:p>-3.50277076075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71357206670431">
                <text:p>-3.71357206670431</text:p>
              </table:table-cell>
              <table:table-cell office:value-type="float" office:value="-3.75296867223631">
                <text:p>-3.75296867223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71357206670431">
                <text:p>-3.71357206670431</text:p>
              </table:table-cell>
              <table:table-cell office:value-type="float" office:value="-4.00316658371873">
                <text:p>-4.00316658371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